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02in"/>
    </style:style>
    <style:style style:name="co3" style:family="table-column">
      <style:table-column-properties fo:break-before="auto" style:column-width="1.1307in"/>
    </style:style>
    <style:style style:name="co4" style:family="table-column">
      <style:table-column-properties fo:break-before="auto" style:column-width="1.1209in"/>
    </style:style>
    <style:style style:name="co5" style:family="table-column">
      <style:table-column-properties fo:break-before="auto" style:column-width="1.23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Empirical lower bound for smaller factor of palindrome.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xp</text:p>
          </table:table-cell>
          <table:table-cell office:value-type="float" office:value="0.5">
            <text:p>0.5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string">
            <text:p>f-small</text:p>
          </table:table-cell>
          <table:table-cell office:value-type="string">
            <text:p>bound</text:p>
          </table:table-cell>
          <table:table-cell office:value-type="string">
            <text:p>excess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style-name="ce1" table:formula="of:=POWER(10;[.C7]) - POWER(10;([.C7]*[.$E$3]))" office:value-type="float" office:value="90">
            <text:p>90.0</text:p>
          </table:table-cell>
          <table:table-cell table:style-name="ce2" table:formula="of:=([.D7]-[.E7])" office:value-type="float" office:value="1">
            <text:p>1.000000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913">
            <text:p>913</text:p>
          </table:table-cell>
          <table:table-cell table:style-name="ce1" table:formula="of:=POWER(10;[.C8]) - POWER(10;([.C8]*[.$E$3]))" office:value-type="float" office:value="968.377223398316">
            <text:p>968.4</text:p>
          </table:table-cell>
          <table:table-cell table:style-name="ce2" table:formula="of:=([.D8]-[.E8])" office:value-type="float" office:value="-55.3772233983162">
            <text:p>-55.3772234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901">
            <text:p>9901</text:p>
          </table:table-cell>
          <table:table-cell table:style-name="ce1" table:formula="of:=POWER(10;[.C9]) - POWER(10;([.C9]*[.$E$3]))" office:value-type="float" office:value="9900">
            <text:p>9900.0</text:p>
          </table:table-cell>
          <table:table-cell table:style-name="ce2" table:formula="of:=([.D9]-[.E9])" office:value-type="float" office:value="1">
            <text:p>1.000000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99681">
            <text:p>99681</text:p>
          </table:table-cell>
          <table:table-cell table:style-name="ce1" table:formula="of:=POWER(10;[.C10]) - POWER(10;([.C10]*[.$E$3]))" office:value-type="float" office:value="99683.7722339832">
            <text:p>99683.8</text:p>
          </table:table-cell>
          <table:table-cell table:style-name="ce2" table:formula="of:=([.D10]-[.E10])" office:value-type="float" office:value="-2.7722339831671">
            <text:p>-2.77223398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999001">
            <text:p>999001</text:p>
          </table:table-cell>
          <table:table-cell table:style-name="ce1" table:formula="of:=POWER(10;[.C11]) - POWER(10;([.C11]*[.$E$3]))" office:value-type="float" office:value="999000">
            <text:p>999000.0</text:p>
          </table:table-cell>
          <table:table-cell table:style-name="ce2" table:formula="of:=([.D11]-[.E11])" office:value-type="float" office:value="1">
            <text:p>1.000000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9997647">
            <text:p>9997647</text:p>
          </table:table-cell>
          <table:table-cell table:style-name="ce1" table:formula="of:=POWER(10;[.C12]) - POWER(10;([.C12]*[.$E$3]))" office:value-type="float" office:value="9996837.72233983">
            <text:p>9996837.7</text:p>
          </table:table-cell>
          <table:table-cell table:style-name="ce2" table:formula="of:=([.D12]-[.E12])" office:value-type="float" office:value="809.277660168707">
            <text:p>809.2776601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8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 Douglas</meta:initial-creator>
    <meta:creation-date>2013-09-22T19:14:32</meta:creation-date>
    <dc:date>2013-09-23T09:17:38</dc:date>
    <dc:creator>Bert Douglas</dc:creator>
    <meta:editing-duration>PT13H32M46S</meta:editing-duration>
    <meta:editing-cycles>5</meta:editing-cycles>
    <meta:generator>LibreOffice/3.5$Linux_X86_64 LibreOffice_project/350m1$Build-2</meta:generator>
    <meta:document-statistic meta:table-count="3" meta:cell-count="31" meta:object-count="0"/>
  </office:meta>
</office:document-meta>
</file>